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terschied ist, dass es nur Trainingsdaten gibt, ohne gewusstes Ergebnis.</text:p>
      <text:p text:style-name="Standard">Arten:</text:p>
      <text:p text:style-name="Standard"><text:tab/>-Clustering</text:p>
      <text:p text:style-name="Standard"><text:tab/>-Principal Component Analysis, KLT Transformation/Hauptachsentransformation</text:p>
      <text:p text:style-name="Standard"><text:tab/>-Sortierung, Self Organizing Maps</text:p>
      <text:p text:style-name="Standard"><text:tab/>-Restricted Boltzmann Machines</text:p>
      <text:p text:style-name="Standard"><text:tab/>-Autoencoder</text:p>
      <text:p text:style-name="Standard"/>
      <text:p text:style-name="Standard">Cluster Verfahren:</text:p>
      <text:p text:style-name="Standard"><text:tab/>-KMeans </text:p>
      <text:p text:style-name="Standard"><text:tab/>-Generalized Lloyd Algorithmus</text:p>
      <text:p text:style-name="Standard"><text:tab/><text:tab/>-Pro Schritt ein Kluster mehr. Pro Schritt einen Punkt Teilen, nach der Varianz der <text:tab/><text:tab/><text:tab/>Punkte in seinem Kluster auf einer Achse.</text:p>
      <text:p text:style-name="Standard"><text:tab/>-Pairwise Clustering</text:p>
      <text:p text:style-name="Standard"><text:tab/><text:tab/>-Zu scheisse</text:p>
      <text:p text:style-name="Standard"/>
      <text:p text:style-name="Standard">PCA:</text:p>
      <text:p text:style-name="Standard"><text:tab/>-Daten eine Dimension runterprojezieren</text:p>
      <text:p text:style-name="Standard"><text:tab/><text:tab/>-&gt; Eine Dimension einfacher zu rechnen</text:p>
      <text:p text:style-name="Standard"><text:tab/>-Kovarianzmatrix berechnen mit Mmul zweier Matrizen mit Mittelwertbefreiten Daten eine <text:tab/>Davon Transoniert</text:p>
      <text:p text:style-name="Standard"><text:tab/>-Dannach Eignvektoren und Eigenwerte berechnen</text:p>
      <text:p text:style-name="Standard"><text:tab/>-Ordnen der Eigenwerte Absteigend Ihrere Größe</text:p>
      <text:p text:style-name="Standard"><text:tab/>-wichtigste EigenWerte bestimmten die wichtigen Eigenvektoren</text:p>
      <text:p text:style-name="Standard"><text:tab/>-Transformation nach den wichtigsten Eigenvektoren</text:p>
      <text:p text:style-name="Standard"><text:tab/><text:tab/>-&gt; Man könnte MNisZahlen Dimension runterdrehen</text:p>
      <text:p text:style-name="Standard"/>
      <text:p text:style-name="Standard">Multidimensional Scaling MDS:</text:p>
      <text:p text:style-name="Standard"><text:tab/>Projezieren auf Dimension weniger und solang rumschieen bis Abstände so sind wie <text:tab/>erwartet</text:p>
      <text:p text:style-name="Standard"/>
      <text:p text:style-name="Standard">Kohonen Netze:</text:p>
      <text:p text:style-name="Standard"><text:tab/>-</text:p>
      <text:p text:style-name="Standard"/>
      <text:p text:style-name="Standard">Restricted Boltzmann Machines:</text:p>
      <text:p text:style-name="Standard"><text:tab/>-Wie n Neuronales Netz nur Bidirektional</text:p>
      <text:p text:style-name="Standard"><text:tab/>-Was reinkommt soll auch rauskommen Aber in der Mitte sind weniger Nodes</text:p>
      <text:p text:style-name="Standard"><text:tab/><text:tab/>-&gt; Irgendwann kann er Sachen von höheren Dimensionen auf niedrigere abbilden</text:p>
      <text:p text:style-name="Standard"/>
      <text:p text:style-name="Standard">Convolutional Neural Network??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48S</meta:editing-duration>
    <meta:editing-cycles>24</meta:editing-cycles>
    <meta:generator>OpenOffice.org/3.4.1$Win32 OpenOffice.org_project/341m1$Build-9593</meta:generator>
    <dc:date>2015-07-09T15:26:13.28</dc:date>
    <meta:document-statistic meta:table-count="0" meta:image-count="0" meta:object-count="0" meta:page-count="1" meta:paragraph-count="31" meta:word-count="161" meta:character-count="1304"/>
    <meta:user-defined meta:name="Info 1"/>
    <meta:user-defined meta:name="Info 2"/>
    <meta:user-defined meta:name="Info 3"/>
    <meta:user-defined meta:name="Info 4"/>
  </office:meta>
</office:document-meta>
</file>